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eiryo" svg:font-family="Meiryo, 'Hiragino Kaku Gothic Pro', 'MS Gothic', Osaka, sans-serif"/>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VL ゴシック" svg:font-family="'VL 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Header">
      <style:text-properties officeooo:paragraph-rsid="001e83a8" style:language-asian="ja" style:country-asian="JP"/>
    </style:style>
    <style:style style:name="P3" style:family="paragraph" style:parent-style-name="Title">
      <style:text-properties style:language-asian="ja" style:country-asian="JP"/>
    </style:style>
    <style:style style:name="P4" style:family="paragraph" style:parent-style-name="Text_20_body">
      <style:text-properties style:language-asian="ja" style:country-asian="JP"/>
    </style:style>
    <style:style style:name="P5" style:family="paragraph" style:parent-style-name="Text_20_body">
      <style:text-properties officeooo:rsid="003197d4" officeooo:paragraph-rsid="003197d4"/>
    </style:style>
    <style:style style:name="P6" style:family="paragraph" style:parent-style-name="Text_20_body">
      <style:text-properties officeooo:rsid="0058b759" officeooo:paragraph-rsid="0058b759"/>
    </style:style>
    <style:style style:name="P7" style:family="paragraph" style:parent-style-name="Text_20_body">
      <style:text-properties officeooo:rsid="005cbab7" officeooo:paragraph-rsid="005cbab7"/>
    </style:style>
    <style:style style:name="P8" style:family="paragraph" style:parent-style-name="Text_20_body">
      <style:text-properties officeooo:paragraph-rsid="005deab7"/>
    </style:style>
    <style:style style:name="P9" style:family="paragraph" style:parent-style-name="Text_20_body">
      <style:text-properties officeooo:rsid="0064f50a" officeooo:paragraph-rsid="0064f50a"/>
    </style:style>
    <style:style style:name="P10" style:family="paragraph" style:parent-style-name="Text_20_body">
      <style:text-properties officeooo:rsid="00672ac5" officeooo:paragraph-rsid="00672ac5"/>
    </style:style>
    <style:style style:name="P11" style:family="paragraph" style:parent-style-name="Text_20_body">
      <style:text-properties officeooo:rsid="006fe90d" officeooo:paragraph-rsid="006fe90d"/>
    </style:style>
    <style:style style:name="P12" style:family="paragraph" style:parent-style-name="記述例">
      <style:text-properties officeooo:rsid="006e4bdb" officeooo:paragraph-rsid="006e4bdb"/>
    </style:style>
    <style:style style:name="P13" style:family="paragraph" style:parent-style-name="メソッド定義">
      <style:text-properties officeooo:paragraph-rsid="005ce46e"/>
    </style:style>
    <style:style style:name="P14" style:family="paragraph" style:parent-style-name="メソッド定義">
      <style:text-properties officeooo:paragraph-rsid="005deab7"/>
    </style:style>
    <style:style style:name="P15" style:family="paragraph" style:parent-style-name="Text_20_body">
      <style:text-properties style:language-asian="ja" style:country-asian="JP"/>
    </style:style>
    <style:style style:name="P16" style:family="paragraph" style:parent-style-name="Text_20_body">
      <style:text-properties officeooo:rsid="002369c0" officeooo:paragraph-rsid="002369c0" style:language-asian="ja" style:country-asian="JP"/>
    </style:style>
    <style:style style:name="P17" style:family="paragraph" style:parent-style-name="Text_20_body" style:list-style-name="L1">
      <style:text-properties officeooo:rsid="002369c0" officeooo:paragraph-rsid="002369c0" style:language-asian="ja" style:country-asian="JP"/>
    </style:style>
    <style:style style:name="P18" style:family="paragraph" style:parent-style-name="Text_20_body" style:list-style-name="L1">
      <style:text-properties officeooo:rsid="00282b75" officeooo:paragraph-rsid="00282b75" style:language-asian="ja" style:country-asian="JP"/>
    </style:style>
    <style:style style:name="P19" style:family="paragraph" style:parent-style-name="Text_20_body" style:list-style-name="L1">
      <style:text-properties officeooo:rsid="0028a766" officeooo:paragraph-rsid="0028a766" style:language-asian="ja" style:country-asian="JP"/>
    </style:style>
    <style:style style:name="P20" style:family="paragraph" style:parent-style-name="Text_20_body" style:list-style-name="L1">
      <style:text-properties officeooo:rsid="0029fddc" officeooo:paragraph-rsid="0029fddc" style:language-asian="ja" style:country-asian="JP"/>
    </style:style>
    <style:style style:name="P21" style:family="paragraph" style:parent-style-name="Text_20_body" style:list-style-name="L1">
      <style:text-properties officeooo:rsid="004e55e0" officeooo:paragraph-rsid="004e55e0" style:language-asian="ja" style:country-asian="JP"/>
    </style:style>
    <style:style style:name="P22" style:family="paragraph" style:parent-style-name="Text_20_body" style:list-style-name="L1">
      <style:text-properties officeooo:rsid="0073fc3d" officeooo:paragraph-rsid="0073fc3d" style:language-asian="ja" style:country-asian="JP"/>
    </style:style>
    <style:style style:name="P23" style:family="paragraph" style:parent-style-name="Text_20_body" style:list-style-name="L1">
      <style:text-properties officeooo:rsid="0077a44f" officeooo:paragraph-rsid="0077a44f" style:language-asian="ja" style:country-asian="JP"/>
    </style:style>
    <style:style style:name="P24" style:family="paragraph" style:parent-style-name="Text_20_body">
      <style:text-properties officeooo:rsid="007d4f53" officeooo:paragraph-rsid="0089229a" style:language-asian="ja" style:country-asian="JP"/>
    </style:style>
    <style:style style:name="P25" style:family="paragraph" style:parent-style-name="Text_20_body">
      <style:text-properties officeooo:rsid="007d4f53" officeooo:paragraph-rsid="008b3e43" style:language-asian="ja" style:country-asian="JP"/>
    </style:style>
    <style:style style:name="P26" style:family="paragraph" style:parent-style-name="Text_20_body">
      <style:text-properties officeooo:rsid="007d4f53" officeooo:paragraph-rsid="008c54e8" style:language-asian="ja" style:country-asian="JP"/>
    </style:style>
    <style:style style:name="P27" style:family="paragraph" style:parent-style-name="Text_20_body">
      <style:text-properties officeooo:rsid="007d4f53" officeooo:paragraph-rsid="008d1094" style:language-asian="ja" style:country-asian="JP"/>
    </style:style>
    <style:style style:name="P28" style:family="paragraph" style:parent-style-name="Text_20_body">
      <style:text-properties officeooo:rsid="007d4f53" officeooo:paragraph-rsid="0090a12d" style:language-asian="ja" style:country-asian="JP"/>
    </style:style>
    <style:style style:name="P29" style:family="paragraph" style:parent-style-name="Text_20_body">
      <style:text-properties officeooo:rsid="007d4f53" officeooo:paragraph-rsid="00935143" style:language-asian="ja" style:country-asian="JP"/>
    </style:style>
    <style:style style:name="P30" style:family="paragraph" style:parent-style-name="Text_20_body">
      <style:text-properties officeooo:rsid="007fba22" officeooo:paragraph-rsid="007fba22" style:language-asian="ja" style:country-asian="JP"/>
    </style:style>
    <style:style style:name="P31" style:family="paragraph" style:parent-style-name="Text_20_body">
      <style:text-properties officeooo:rsid="007fba22" officeooo:paragraph-rsid="008a7ba5" style:language-asian="ja" style:country-asian="JP"/>
    </style:style>
    <style:style style:name="P32" style:family="paragraph" style:parent-style-name="Text_20_body">
      <style:text-properties officeooo:rsid="007fba22" officeooo:paragraph-rsid="008c5423" style:language-asian="ja" style:country-asian="JP"/>
    </style:style>
    <style:style style:name="P33" style:family="paragraph" style:parent-style-name="Text_20_body">
      <style:text-properties officeooo:rsid="007fba22" officeooo:paragraph-rsid="008c9c44" style:language-asian="ja" style:country-asian="JP"/>
    </style:style>
    <style:style style:name="P34" style:family="paragraph" style:parent-style-name="Text_20_body">
      <style:text-properties officeooo:rsid="007fba22" officeooo:paragraph-rsid="008eb891" style:language-asian="ja" style:country-asian="JP"/>
    </style:style>
    <style:style style:name="P35" style:family="paragraph" style:parent-style-name="Text_20_body">
      <style:text-properties officeooo:rsid="007fba22" officeooo:paragraph-rsid="0091d011" style:language-asian="ja" style:country-asian="JP"/>
    </style:style>
    <style:style style:name="P36" style:family="paragraph" style:parent-style-name="Text_20_body">
      <style:text-properties officeooo:rsid="00812aa4" officeooo:paragraph-rsid="00812aa4" style:language-asian="ja" style:country-asian="JP"/>
    </style:style>
    <style:style style:name="P37" style:family="paragraph" style:parent-style-name="Text_20_body">
      <style:text-properties officeooo:rsid="00831d9a" officeooo:paragraph-rsid="00a34350" style:language-asian="ja" style:country-asian="JP"/>
    </style:style>
    <style:style style:name="P38" style:family="paragraph" style:parent-style-name="Text_20_body">
      <style:text-properties officeooo:rsid="00831d9a" officeooo:paragraph-rsid="00a3bcbe" style:language-asian="ja" style:country-asian="JP"/>
    </style:style>
    <style:style style:name="P39" style:family="paragraph" style:parent-style-name="Text_20_body">
      <style:text-properties officeooo:rsid="00a22326" officeooo:paragraph-rsid="00a22326" style:language-asian="ja" style:country-asian="JP"/>
    </style:style>
    <style:style style:name="P40" style:family="paragraph" style:parent-style-name="Text_20_body">
      <style:text-properties officeooo:rsid="00a6d158" officeooo:paragraph-rsid="00a6d158" style:language-asian="ja" style:country-asian="JP"/>
    </style:style>
    <style:style style:name="P41" style:family="paragraph" style:parent-style-name="Text_20_body" style:list-style-name="L1">
      <style:text-properties officeooo:rsid="00a76bef" officeooo:paragraph-rsid="00a76bef" style:language-asian="ja" style:country-asian="JP"/>
    </style:style>
    <style:style style:name="P42" style:family="paragraph" style:parent-style-name="Text_20_body">
      <style:text-properties officeooo:rsid="00ab7773" officeooo:paragraph-rsid="00ab9dc8" style:language-asian="ja" style:country-asian="JP"/>
    </style:style>
    <style:style style:name="P43" style:family="paragraph" style:parent-style-name="Text_20_body">
      <style:text-properties officeooo:rsid="00ab9dc8" officeooo:paragraph-rsid="00ab9dc8" style:language-asian="ja" style:country-asian="JP"/>
    </style:style>
    <style:style style:name="P44" style:family="paragraph" style:parent-style-name="Text_20_body">
      <style:text-properties officeooo:rsid="00ba493d" officeooo:paragraph-rsid="00ba493d" style:language-asian="ja" style:country-asian="JP"/>
    </style:style>
    <style:style style:name="P45" style:family="paragraph" style:parent-style-name="Text_20_body">
      <style:text-properties officeooo:rsid="00ba493d" officeooo:paragraph-rsid="00bb6546" style:language-asian="ja" style:country-asian="JP"/>
    </style:style>
    <style:style style:name="P46" style:family="paragraph" style:parent-style-name="Text_20_body">
      <style:text-properties officeooo:rsid="00bc6ac2" officeooo:paragraph-rsid="00bc6ac2" style:language-asian="ja" style:country-asian="JP"/>
    </style:style>
    <style:style style:name="P47" style:family="paragraph" style:parent-style-name="Text_20_body">
      <style:text-properties officeooo:rsid="00bc6ac2" officeooo:paragraph-rsid="00c0997f" style:language-asian="ja" style:country-asian="JP"/>
    </style:style>
    <style:style style:name="P48" style:family="paragraph" style:parent-style-name="Text_20_body">
      <style:text-properties officeooo:rsid="00dddf60" officeooo:paragraph-rsid="00dddf60" style:language-asian="ja" style:country-asian="JP"/>
    </style:style>
    <style:style style:name="P49" style:family="paragraph" style:parent-style-name="Text_20_body">
      <style:text-properties officeooo:rsid="00ea6955" officeooo:paragraph-rsid="00ea6955" style:language-asian="ja" style:country-asian="JP"/>
    </style:style>
    <style:style style:name="P50" style:family="paragraph" style:parent-style-name="Text_20_body">
      <style:text-properties officeooo:rsid="00ea6955" officeooo:paragraph-rsid="00ef77cf" style:language-asian="ja" style:country-asian="JP"/>
    </style:style>
    <style:style style:name="P51" style:family="paragraph" style:parent-style-name="Text_20_body">
      <style:text-properties officeooo:rsid="00eb3fe9" officeooo:paragraph-rsid="00eb3fe9" style:language-asian="ja" style:country-asian="JP"/>
    </style:style>
    <style:style style:name="P52" style:family="paragraph" style:parent-style-name="Text_20_body">
      <style:text-properties officeooo:rsid="00f14067" officeooo:paragraph-rsid="00f14067" style:language-asian="ja" style:country-asian="JP"/>
    </style:style>
    <style:style style:name="P53" style:family="paragraph" style:parent-style-name="Text_20_body" style:list-style-name="L1">
      <style:text-properties officeooo:rsid="00f3c22a" officeooo:paragraph-rsid="00f3c22a" style:language-asian="ja" style:country-asian="JP"/>
    </style:style>
    <style:style style:name="P54" style:family="paragraph" style:parent-style-name="Text_20_body">
      <style:text-properties officeooo:rsid="00f94341" officeooo:paragraph-rsid="00fc3c7e" style:language-asian="ja" style:country-asian="JP"/>
    </style:style>
    <style:style style:name="P55" style:family="paragraph" style:parent-style-name="Text_20_body">
      <style:text-properties officeooo:rsid="0064f50a" officeooo:paragraph-rsid="00ff342c"/>
    </style:style>
    <style:style style:name="P56" style:family="paragraph" style:parent-style-name="Text_20_body">
      <style:text-properties officeooo:rsid="007e949f" officeooo:paragraph-rsid="00a07efa"/>
    </style:style>
    <style:style style:name="P57" style:family="paragraph" style:parent-style-name="Text_20_body">
      <style:text-properties officeooo:rsid="0097d43c" officeooo:paragraph-rsid="0097d43c"/>
    </style:style>
    <style:style style:name="P58" style:family="paragraph" style:parent-style-name="Text_20_body">
      <style:text-properties officeooo:paragraph-rsid="00cbaa4f"/>
    </style:style>
    <style:style style:name="P59" style:family="paragraph" style:parent-style-name="Text_20_body">
      <style:text-properties officeooo:rsid="00cc0b46" officeooo:paragraph-rsid="00cc0b46"/>
    </style:style>
    <style:style style:name="P60" style:family="paragraph" style:parent-style-name="Text_20_body">
      <style:paragraph-properties fo:text-align="end" style:justify-single-word="false"/>
      <style:text-properties officeooo:rsid="00cc8b74" officeooo:paragraph-rsid="00cc8b74"/>
    </style:style>
    <style:style style:name="P61" style:family="paragraph" style:parent-style-name="Text_20_body">
      <style:text-properties officeooo:rsid="00d14f03" officeooo:paragraph-rsid="00d14f03"/>
    </style:style>
    <style:style style:name="P62" style:family="paragraph" style:parent-style-name="Text_20_body">
      <style:text-properties officeooo:rsid="00d629b0" officeooo:paragraph-rsid="00d629b0"/>
    </style:style>
    <style:style style:name="P63" style:family="paragraph" style:parent-style-name="Text_20_body">
      <style:text-properties officeooo:rsid="00d629b0" officeooo:paragraph-rsid="00da3db4"/>
    </style:style>
    <style:style style:name="P64" style:family="paragraph" style:parent-style-name="Text_20_body">
      <style:text-properties officeooo:rsid="00d6fbbb" officeooo:paragraph-rsid="00d6fbbb"/>
    </style:style>
    <style:style style:name="P65" style:family="paragraph" style:parent-style-name="Text_20_body">
      <style:text-properties officeooo:rsid="00d812f4" officeooo:paragraph-rsid="00d812f4"/>
    </style:style>
    <style:style style:name="P66" style:family="paragraph" style:parent-style-name="Text_20_body">
      <style:text-properties officeooo:rsid="00f94341" officeooo:paragraph-rsid="00f94341"/>
    </style:style>
    <style:style style:name="P67" style:family="paragraph" style:parent-style-name="Text_20_body">
      <style:text-properties officeooo:rsid="00668358" officeooo:paragraph-rsid="010612fb"/>
    </style:style>
    <style:style style:name="P68" style:family="paragraph" style:parent-style-name="Text_20_body">
      <style:text-properties officeooo:rsid="0104e199" officeooo:paragraph-rsid="0104e199"/>
    </style:style>
    <style:style style:name="P69" style:family="paragraph" style:parent-style-name="Text_20_body">
      <style:text-properties officeooo:rsid="010fd5b5" officeooo:paragraph-rsid="010fd5b5"/>
    </style:style>
    <style:style style:name="P70" style:family="paragraph" style:parent-style-name="Text_20_body">
      <style:text-properties officeooo:rsid="010fd5b5" officeooo:paragraph-rsid="01124a09"/>
    </style:style>
    <style:style style:name="P71" style:family="paragraph" style:parent-style-name="Text_20_body">
      <style:text-properties fo:font-style="italic" officeooo:rsid="01152280" officeooo:paragraph-rsid="0119b223" style:font-style-asian="italic" style:font-style-complex="italic"/>
    </style:style>
    <style:style style:name="P72" style:family="paragraph">
      <style:text-properties style:language-asian="ja" style:country-asian="JP"/>
    </style:style>
    <style:style style:name="P73" style:family="paragraph" style:parent-style-name="Heading_20_1">
      <style:text-properties style:language-asian="ja" style:country-asian="JP"/>
    </style:style>
    <style:style style:name="P74" style:family="paragraph" style:parent-style-name="Heading_20_1">
      <style:text-properties officeooo:rsid="002369c0" style:language-asian="ja" style:country-asian="JP"/>
    </style:style>
    <style:style style:name="P75" style:family="paragraph" style:parent-style-name="Heading_20_1">
      <style:text-properties officeooo:rsid="002369c0" officeooo:paragraph-rsid="002369c0" style:language-asian="ja" style:country-asian="JP"/>
    </style:style>
    <style:style style:name="P76" style:family="paragraph" style:parent-style-name="Heading_20_1">
      <style:text-properties officeooo:rsid="005cbab7" officeooo:paragraph-rsid="005cbab7" style:language-asian="ja" style:country-asian="JP"/>
    </style:style>
    <style:style style:name="P77" style:family="paragraph" style:parent-style-name="Heading_20_1">
      <style:text-properties officeooo:paragraph-rsid="0037e136"/>
    </style:style>
    <style:style style:name="P78" style:family="paragraph" style:parent-style-name="Heading_20_1">
      <style:text-properties officeooo:paragraph-rsid="00cbaa4f"/>
    </style:style>
    <style:style style:name="P79" style:family="paragraph" style:parent-style-name="Heading_20_1">
      <style:text-properties officeooo:rsid="00fdb92a" officeooo:paragraph-rsid="00fdb92a"/>
    </style:style>
    <style:style style:name="P80" style:family="paragraph" style:parent-style-name="Heading_20_1">
      <style:text-properties officeooo:paragraph-rsid="0024e09d"/>
    </style:style>
    <style:style style:name="P81" style:family="paragraph" style:parent-style-name="記述例">
      <style:text-properties officeooo:rsid="00bc6ac2" officeooo:paragraph-rsid="00c37d59"/>
    </style:style>
    <style:style style:name="P82" style:family="paragraph" style:parent-style-name="記述例">
      <style:text-properties officeooo:rsid="00c273c2" officeooo:paragraph-rsid="00c5ff31"/>
    </style:style>
    <style:style style:name="P83" style:family="paragraph" style:parent-style-name="記述例">
      <style:text-properties officeooo:rsid="00696fa3" officeooo:paragraph-rsid="010612fb"/>
    </style:style>
    <style:style style:name="P84" style:family="paragraph" style:parent-style-name="メソッド定義">
      <style:text-properties officeooo:rsid="007e949f" officeooo:paragraph-rsid="007e949f"/>
    </style:style>
    <style:style style:name="P85" style:family="paragraph" style:parent-style-name="メソッド定義">
      <style:text-properties officeooo:rsid="0097d43c" officeooo:paragraph-rsid="0097d43c"/>
    </style:style>
    <style:style style:name="P86" style:family="paragraph" style:parent-style-name="メソッド定義">
      <style:text-properties officeooo:paragraph-rsid="00ff342c"/>
    </style:style>
    <style:style style:name="P87" style:family="paragraph" style:parent-style-name="メソッド定義">
      <style:text-properties officeooo:paragraph-rsid="010612fb"/>
    </style:style>
    <style:style style:name="T1" style:family="text">
      <style:text-properties officeooo:rsid="00206dc0"/>
    </style:style>
    <style:style style:name="T2" style:family="text">
      <style:text-properties style:language-asian="ja" style:country-asian="JP"/>
    </style:style>
    <style:style style:name="T3" style:family="text">
      <style:text-properties officeooo:rsid="0024e09d" style:language-asian="ja" style:country-asian="JP"/>
    </style:style>
    <style:style style:name="T4" style:family="text">
      <style:text-properties officeooo:rsid="0031b787" style:language-asian="ja" style:country-asian="JP"/>
    </style:style>
    <style:style style:name="T5" style:family="text">
      <style:text-properties officeooo:rsid="0037e136" style:language-asian="ja" style:country-asian="JP"/>
    </style:style>
    <style:style style:name="T6" style:family="text">
      <style:text-properties officeooo:rsid="003959c0" style:language-asian="ja" style:country-asian="JP"/>
    </style:style>
    <style:style style:name="T7" style:family="text">
      <style:text-properties officeooo:rsid="003ecc49" style:language-asian="ja" style:country-asian="JP"/>
    </style:style>
    <style:style style:name="T8" style:family="text">
      <style:text-properties officeooo:rsid="003f22f2" style:language-asian="ja" style:country-asian="JP"/>
    </style:style>
    <style:style style:name="T9" style:family="text">
      <style:text-properties officeooo:rsid="003f6d08" style:language-asian="ja" style:country-asian="JP"/>
    </style:style>
    <style:style style:name="T10" style:family="text">
      <style:text-properties officeooo:rsid="00410d7c" style:language-asian="ja" style:country-asian="JP"/>
    </style:style>
    <style:style style:name="T11" style:family="text">
      <style:text-properties officeooo:rsid="0042f14a" style:language-asian="ja" style:country-asian="JP"/>
    </style:style>
    <style:style style:name="T12" style:family="text">
      <style:text-properties officeooo:rsid="0047c82b" style:language-asian="ja" style:country-asian="JP"/>
    </style:style>
    <style:style style:name="T13" style:family="text">
      <style:text-properties officeooo:rsid="00483682" style:language-asian="ja" style:country-asian="JP"/>
    </style:style>
    <style:style style:name="T14" style:family="text">
      <style:text-properties officeooo:rsid="002369c0"/>
    </style:style>
    <style:style style:name="T15" style:family="text">
      <style:text-properties officeooo:rsid="0027c458"/>
    </style:style>
    <style:style style:name="T16" style:family="text">
      <style:text-properties officeooo:rsid="002a97b9"/>
    </style:style>
    <style:style style:name="T17" style:family="text">
      <style:text-properties officeooo:rsid="002c3ad0"/>
    </style:style>
    <style:style style:name="T18" style:family="text">
      <style:text-properties officeooo:rsid="002c9b61"/>
    </style:style>
    <style:style style:name="T19" style:family="text">
      <style:text-properties officeooo:rsid="002fc2ca"/>
    </style:style>
    <style:style style:name="T20" style:family="text">
      <style:text-properties officeooo:rsid="0031b787"/>
    </style:style>
    <style:style style:name="T21" style:family="text">
      <style:text-properties officeooo:rsid="00335c48"/>
    </style:style>
    <style:style style:name="T22" style:family="text">
      <style:text-properties officeooo:rsid="0034d7ce"/>
    </style:style>
    <style:style style:name="T23" style:family="text">
      <style:text-properties officeooo:rsid="00365c77"/>
    </style:style>
    <style:style style:name="T24" style:family="text">
      <style:text-properties officeooo:rsid="003959c0"/>
    </style:style>
    <style:style style:name="T25" style:family="text">
      <style:text-properties officeooo:rsid="003af34e"/>
    </style:style>
    <style:style style:name="T26" style:family="text">
      <style:text-properties officeooo:rsid="003c6e7d"/>
    </style:style>
    <style:style style:name="T27" style:family="text">
      <style:text-properties officeooo:rsid="003ecc49"/>
    </style:style>
    <style:style style:name="T28" style:family="text">
      <style:text-properties officeooo:rsid="003f22f2"/>
    </style:style>
    <style:style style:name="T29" style:family="text">
      <style:text-properties officeooo:rsid="003f6d08"/>
    </style:style>
    <style:style style:name="T30" style:family="text">
      <style:text-properties officeooo:rsid="00410d7c"/>
    </style:style>
    <style:style style:name="T31" style:family="text">
      <style:text-properties officeooo:rsid="0042f14a"/>
    </style:style>
    <style:style style:name="T32" style:family="text">
      <style:text-properties officeooo:rsid="00442459"/>
    </style:style>
    <style:style style:name="T33" style:family="text">
      <style:text-properties officeooo:rsid="0045be0d"/>
    </style:style>
    <style:style style:name="T34" style:family="text">
      <style:text-properties officeooo:rsid="0045d54d"/>
    </style:style>
    <style:style style:name="T35" style:family="text">
      <style:text-properties officeooo:rsid="0047c82b"/>
    </style:style>
    <style:style style:name="T36" style:family="text">
      <style:text-properties officeooo:rsid="00483682"/>
    </style:style>
    <style:style style:name="T37" style:family="text">
      <style:text-properties officeooo:rsid="004a3182"/>
    </style:style>
    <style:style style:name="T38" style:family="text">
      <style:text-properties officeooo:rsid="004bac1e"/>
    </style:style>
    <style:style style:name="T39" style:family="text">
      <style:text-properties officeooo:rsid="004c1fe2"/>
    </style:style>
    <style:style style:name="T40" style:family="text">
      <style:text-properties officeooo:rsid="004d8937"/>
    </style:style>
    <style:style style:name="T41" style:family="text">
      <style:text-properties officeooo:rsid="004fce58"/>
    </style:style>
    <style:style style:name="T42" style:family="text">
      <style:text-properties officeooo:rsid="00515a30"/>
    </style:style>
    <style:style style:name="T43" style:family="text">
      <style:text-properties officeooo:rsid="00516d20"/>
    </style:style>
    <style:style style:name="T44" style:family="text">
      <style:text-properties officeooo:rsid="00530e14"/>
    </style:style>
    <style:style style:name="T45" style:family="text">
      <style:text-properties officeooo:rsid="0054aefb"/>
    </style:style>
    <style:style style:name="T46" style:family="text">
      <style:text-properties officeooo:rsid="005520c0"/>
    </style:style>
    <style:style style:name="T47" style:family="text">
      <style:text-properties officeooo:rsid="005ba520"/>
    </style:style>
    <style:style style:name="T48" style:family="text">
      <style:text-properties officeooo:rsid="005cbab7"/>
    </style:style>
    <style:style style:name="T49" style:family="text">
      <style:text-properties fo:font-style="italic" style:font-style-asian="italic" style:font-style-complex="italic"/>
    </style:style>
    <style:style style:name="T50" style:family="text">
      <style:text-properties fo:font-style="italic" officeooo:rsid="005cbab7" style:font-style-asian="italic" style:font-style-complex="italic"/>
    </style:style>
    <style:style style:name="T51" style:family="text">
      <style:text-properties fo:font-style="italic" officeooo:rsid="005deab7" style:font-style-asian="italic" style:font-style-complex="italic"/>
    </style:style>
    <style:style style:name="T52" style:family="text">
      <style:text-properties fo:font-style="italic" officeooo:rsid="01131045"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5cbab7" style:font-style-asian="normal" style:font-style-complex="normal"/>
    </style:style>
    <style:style style:name="T55" style:family="text">
      <style:text-properties fo:font-style="normal" officeooo:rsid="0116b24f" style:font-style-asian="normal" style:font-style-complex="normal"/>
    </style:style>
    <style:style style:name="T56" style:family="text">
      <style:text-properties fo:font-style="normal" officeooo:rsid="01189be2" style:font-style-asian="normal" style:font-style-complex="normal"/>
    </style:style>
    <style:style style:name="T57" style:family="text">
      <style:text-properties fo:font-style="normal" officeooo:rsid="0119b223" style:font-style-asian="normal" style:font-style-complex="normal"/>
    </style:style>
    <style:style style:name="T58" style:family="text">
      <style:text-properties fo:font-style="normal" officeooo:rsid="011b97be" style:font-style-asian="normal" style:font-style-complex="normal"/>
    </style:style>
    <style:style style:name="T59" style:family="text">
      <style:text-properties fo:font-style="normal" officeooo:rsid="005cbab7" style:language-asian="ja" style:country-asian="JP" style:font-style-asian="normal" style:font-style-complex="normal"/>
    </style:style>
    <style:style style:name="T60" style:family="text">
      <style:text-properties officeooo:rsid="005deab7"/>
    </style:style>
    <style:style style:name="T61" style:family="text">
      <style:text-properties officeooo:rsid="006a853f"/>
    </style:style>
    <style:style style:name="T62" style:family="text">
      <style:text-properties officeooo:rsid="006c8952"/>
    </style:style>
    <style:style style:name="T63" style:family="text">
      <style:text-properties officeooo:rsid="0070e1d5"/>
    </style:style>
    <style:style style:name="T64" style:family="text">
      <style:text-properties officeooo:rsid="0072143c"/>
    </style:style>
    <style:style style:name="T65" style:family="text">
      <style:text-properties officeooo:rsid="00783145"/>
    </style:style>
    <style:style style:name="T66" style:family="text">
      <style:text-properties officeooo:rsid="007bb2ea"/>
    </style:style>
    <style:style style:name="T67" style:family="text">
      <style:text-properties officeooo:rsid="007d4f53"/>
    </style:style>
    <style:style style:name="T68" style:family="text">
      <style:text-properties officeooo:rsid="0089229a"/>
    </style:style>
    <style:style style:name="T69" style:family="text">
      <style:text-properties officeooo:rsid="008c9c44"/>
    </style:style>
    <style:style style:name="T70" style:family="text">
      <style:text-properties officeooo:rsid="008eb891"/>
    </style:style>
    <style:style style:name="T71" style:family="text">
      <style:text-properties officeooo:rsid="0090a12d"/>
    </style:style>
    <style:style style:name="T72" style:family="text">
      <style:text-properties officeooo:rsid="0091d011"/>
    </style:style>
    <style:style style:name="T73" style:family="text">
      <style:text-properties officeooo:rsid="00935143"/>
    </style:style>
    <style:style style:name="T74" style:family="text">
      <style:text-properties officeooo:rsid="00961708"/>
    </style:style>
    <style:style style:name="T75" style:family="text">
      <style:text-properties officeooo:rsid="0097789f"/>
    </style:style>
    <style:style style:name="T76" style:family="text">
      <style:text-properties officeooo:rsid="0097d43c"/>
    </style:style>
    <style:style style:name="T77" style:family="text">
      <style:text-properties officeooo:rsid="009a207b"/>
    </style:style>
    <style:style style:name="T78" style:family="text">
      <style:text-properties officeooo:rsid="009b7d19"/>
    </style:style>
    <style:style style:name="T79" style:family="text">
      <style:text-properties officeooo:rsid="00a07efa"/>
    </style:style>
    <style:style style:name="T80" style:family="text">
      <style:text-properties officeooo:rsid="00a2b240"/>
    </style:style>
    <style:style style:name="T81" style:family="text">
      <style:text-properties officeooo:rsid="00a3bcbe"/>
    </style:style>
    <style:style style:name="T82" style:family="text">
      <style:text-properties officeooo:rsid="00ab7773"/>
    </style:style>
    <style:style style:name="T83" style:family="text">
      <style:text-properties officeooo:rsid="00ab9dc8"/>
    </style:style>
    <style:style style:name="T84" style:family="text">
      <style:text-properties officeooo:rsid="00ac0fcf"/>
    </style:style>
    <style:style style:name="T85" style:family="text">
      <style:text-properties officeooo:rsid="00acf1c0"/>
    </style:style>
    <style:style style:name="T86" style:family="text">
      <style:text-properties officeooo:rsid="00aeb6af"/>
    </style:style>
    <style:style style:name="T87" style:family="text">
      <style:text-properties officeooo:rsid="00b268bc"/>
    </style:style>
    <style:style style:name="T88" style:family="text">
      <style:text-properties officeooo:rsid="00b8c1e2"/>
    </style:style>
    <style:style style:name="T89" style:family="text">
      <style:text-properties officeooo:rsid="00bb6546"/>
    </style:style>
    <style:style style:name="T90" style:family="text">
      <style:text-properties officeooo:rsid="00bd96bd"/>
    </style:style>
    <style:style style:name="T91" style:family="text">
      <style:text-properties officeooo:rsid="00beaa73"/>
    </style:style>
    <style:style style:name="T92" style:family="text">
      <style:text-properties officeooo:rsid="00c0997f"/>
    </style:style>
    <style:style style:name="T93" style:family="text">
      <style:text-properties officeooo:rsid="00c0d6ad"/>
    </style:style>
    <style:style style:name="T94" style:family="text">
      <style:text-properties officeooo:rsid="00c52bfe"/>
    </style:style>
    <style:style style:name="T95" style:family="text">
      <style:text-properties officeooo:rsid="00cb92f5"/>
    </style:style>
    <style:style style:name="T96" style:family="text">
      <style:text-properties officeooo:rsid="00cdc126"/>
    </style:style>
    <style:style style:name="T97" style:family="text">
      <style:text-properties officeooo:rsid="00cde131"/>
    </style:style>
    <style:style style:name="T98" style:family="text">
      <style:text-properties officeooo:rsid="00ce74fa"/>
    </style:style>
    <style:style style:name="T99" style:family="text">
      <style:text-properties officeooo:rsid="00d6fbbb"/>
    </style:style>
    <style:style style:name="T100" style:family="text">
      <style:text-properties officeooo:rsid="00d812f4"/>
    </style:style>
    <style:style style:name="T101" style:family="text">
      <style:text-properties officeooo:rsid="00da3db4"/>
    </style:style>
    <style:style style:name="T102" style:family="text">
      <style:text-properties officeooo:rsid="00da92dc"/>
    </style:style>
    <style:style style:name="T103" style:family="text">
      <style:text-properties officeooo:rsid="00dfc57f"/>
    </style:style>
    <style:style style:name="T104" style:family="text">
      <style:text-properties officeooo:rsid="00e176be"/>
    </style:style>
    <style:style style:name="T105" style:family="text">
      <style:text-properties officeooo:rsid="00e19ba3"/>
    </style:style>
    <style:style style:name="T106" style:family="text">
      <style:text-properties officeooo:rsid="00e2d5a1"/>
    </style:style>
    <style:style style:name="T107" style:family="text">
      <style:text-properties officeooo:rsid="00e4c51b"/>
    </style:style>
    <style:style style:name="T108" style:family="text">
      <style:text-properties officeooo:rsid="00e92ab2"/>
    </style:style>
    <style:style style:name="T109" style:family="text">
      <style:text-properties officeooo:rsid="00ea2798"/>
    </style:style>
    <style:style style:name="T110" style:family="text">
      <style:text-properties officeooo:rsid="00edf356"/>
    </style:style>
    <style:style style:name="T111" style:family="text">
      <style:text-properties officeooo:rsid="00ef77cf"/>
    </style:style>
    <style:style style:name="T112" style:family="text">
      <style:text-properties officeooo:rsid="00f14067"/>
    </style:style>
    <style:style style:name="T113" style:family="text">
      <style:text-properties officeooo:rsid="00f1fd9e"/>
    </style:style>
    <style:style style:name="T114" style:family="text">
      <style:text-properties officeooo:rsid="00fb7534"/>
    </style:style>
    <style:style style:name="T115" style:family="text">
      <style:text-properties officeooo:rsid="010666f7"/>
    </style:style>
    <style:style style:name="T116" style:family="text">
      <style:text-properties officeooo:rsid="010d2a07"/>
    </style:style>
    <style:style style:name="T117" style:family="text">
      <style:text-properties officeooo:rsid="010e5548"/>
    </style:style>
    <style:style style:name="T118" style:family="text">
      <style:text-properties officeooo:rsid="01124a09"/>
    </style:style>
    <style:style style:name="T119" style:family="text">
      <style:text-properties officeooo:rsid="01131045"/>
    </style:style>
    <style:style style:name="T120" style:family="text">
      <style:text-properties style:text-position="sub 58%" fo:font-style="italic" officeooo:rsid="01131045" style:font-style-asian="italic" style:font-style-complex="italic"/>
    </style:style>
    <style:style style:name="T121" style:family="text">
      <style:text-properties officeooo:rsid="0116b24f"/>
    </style:style>
    <style:style style:name="T122" style:family="text">
      <style:text-properties officeooo:rsid="01189b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IONE</text:span>メソッド一覧</text:p>
      <text:h text:style-name="P75" text:outline-level="1">概要</text:h>
      <text:p text:style-name="P16">本書はPIONE式で使用することが出来るメソッドの一覧を示す。</text:p>
      <text:h text:style-name="P74" text:outline-level="1">クラス階層</text:h>
      <text:list xml:id="list3988961718099680993" text:style-name="L1">
        <text:list-item>
          <text:p text:style-name="P17">Sequence<text:tab/>シーケンス</text:p>
          <text:list>
            <text:list-item>
              <text:p text:style-name="P17">OrdinalSequence<text:tab/>序数付きシーケンス</text:p>
              <text:list>
                <text:list-item>
                  <text:p text:style-name="P17">Boolean<text:tab/>データ表現</text:p>
                </text:list-item>
                <text:list-item>
                  <text:p text:style-name="P18">String<text:tab/><text:tab/>文字列</text:p>
                </text:list-item>
                <text:list-item>
                  <text:p text:style-name="P18">Integer<text:tab/><text:tab/>整数値</text:p>
                </text:list-item>
                <text:list-item>
                  <text:p text:style-name="P18">Float<text:tab/><text:tab/>浮動小数点数</text:p>
                </text:list-item>
                <text:list-item>
                  <text:p text:style-name="P19">RuleExpr<text:tab/>ルール表現</text:p>
                </text:list-item>
                <text:list-item>
                  <text:p text:style-name="P23">PackageExpr<text:tab/>パッケージ表現</text:p>
                </text:list-item>
                <text:list-item>
                  <text:p text:style-name="P20">DataExpr<text:tab/>データ表現</text:p>
                </text:list-item>
                <text:list-item>
                  <text:p text:style-name="P41">Feature<text:tab/><text:tab/>特性</text:p>
                </text:list-item>
                <text:list-item>
                  <text:p text:style-name="P53">TicketExpr<text:tab/>チケット表現</text:p>
                </text:list-item>
                <text:list-item>
                  <text:p text:style-name="P21">ParameterSet<text:tab/>パラメータセット</text:p>
                </text:list-item>
              </text:list>
            </text:list-item>
            <text:list-item>
              <text:p text:style-name="P22">KeyedSequence<text:tab/>キー付きシーケンス</text:p>
            </text:list-item>
          </text:list>
        </text:list-item>
      </text:list>
      <text:h text:style-name="Heading_20_1" text:outline-level="1">記法</text:h>
      <text:p text:style-name="Text_20_body">メソッドのインターフェースは次のよ<text:span text:style-name="T119">うにして表記する。</text:span></text:p>
      <text:p text:style-name="Text_20_body"><text:tab/><text:span text:style-name="T52">MethodName</text:span><text:span text:style-name="T119"> : </text:span><text:span text:style-name="T52">ArgType</text:span><text:span text:style-name="T120">1</text:span><text:span text:style-name="T119"> → </text:span><text:span text:style-name="T52">ArgType</text:span><text:span text:style-name="T120">2</text:span><text:span text:style-name="T119"> → ... → </text:span><text:span text:style-name="T52">ReturnType</text:span></text:p>
      <text:p text:style-name="P71">ArgType<text:span text:style-name="T53">もしくは</text:span>ReturnType<text:span text:style-name="T53">の箇所には</text:span><text:span text:style-name="T55">、クラス名もしくは</text:span><text:span text:style-name="T121">R</text:span><text:span text:style-name="T55">, </text:span><text:span text:style-name="T122">I</text:span><text:span text:style-name="T55">, </text:span><text:span text:style-name="T122">E</text:span><text:span text:style-name="T55">が記述される。</text:span><text:span text:style-name="T57">Rはレシーバと同じクラスである事を表わす。Iはレシーバシーケンスのキーの型を表わす。また、Eはレシーバシーケンスの値の型を表わす</text:span><text:span text:style-name="T58">。</text:span></text:p>
      <text:h text:style-name="P76" text:outline-level="1">Sequence（シーケンス）</text:h>
      <text:p text:style-name="メソッド定義">!<text:span text:style-name="T48">= : </text:span><text:span text:style-name="T50">R </text:span><text:span text:style-name="T54">→ Boolean</text:span></text:p>
      <text:p text:style-name="P7">メソッド「＝＝」の結果の逆を返却する。</text:p>
      <text:p text:style-name="P14">| : <text:span text:style-name="T49">R</text:span> <text:span text:style-name="T54">→</text:span> <text:span text:style-name="T51">R</text:span></text:p>
      <text:p text:style-name="P8">シーケンスを結合した結果を返却する<text:span text:style-name="T60">。</text:span></text:p>
      <text:p text:style-name="P12">(1 | 2 | 3) | (4 | 5) #=&gt; (1 | 2 | 3 | 4 | 5)</text:p>
      <text:p text:style-name="メソッド定義"><text:soft-page-break/>each : <text:span text:style-name="T49">R</text:span></text:p>
      <text:p text:style-name="P9">レシーバをeach解釈としたものを返却する。</text:p>
      <text:p text:style-name="メソッド定義">each? : Boolean</text:p>
      <text:p text:style-name="P9">レシーバがeach解釈である場合に真を返却する。</text:p>
      <text:p text:style-name="メソッド定義">all : <text:span text:style-name="T49">R</text:span></text:p>
      <text:p text:style-name="P9">レシーバをall解釈としたものを返却する。</text:p>
      <text:p text:style-name="メソッド定義">all? : Boolean</text:p>
      <text:p text:style-name="P9">レシーバがall解釈である場合に真を返却する。</text:p>
      <text:p text:style-name="メソッド定義">i : Integer</text:p>
      <text:p text:style-name="P9">メソッド「as_integer」の結果を返却する。</text:p>
      <text:p text:style-name="メソッド定義">f : Float</text:p>
      <text:p text:style-name="P9">メソッド「as_float」の結果を返却する。</text:p>
      <text:p text:style-name="メソッド定義">str : String</text:p>
      <text:p text:style-name="P9">メソッド「as_string」の結果を返却する。</text:p>
      <text:p text:style-name="メソッド定義">d : DataExpr</text:p>
      <text:p text:style-name="P9">メソッド「as_data_expr」の結果を返却する。</text:p>
      <text:p text:style-name="メソッド定義">length : Integer</text:p>
      <text:p text:style-name="P9">シーケンス要素の数を返却する。</text:p>
      <text:p text:style-name="メソッド定義">empty? : Boolean</text:p>
      <text:p text:style-name="Text_20_body">シーケンスの要素数が<text:span text:style-name="T62">0であれば真を返却する。</text:span></text:p>
      <text:p text:style-name="メソッド定義">: : Sequence → KeyedSequence</text:p>
      <text:p text:style-name="P10">レシーバをキーとし<text:span text:style-name="T64">第1引数を値をとするキー付きシーケンスを作成する。</text:span></text:p>
      <text:p text:style-name="メソッド定義">textize : String</text:p>
      <text:p text:style-name="P11">レシーバの各要素を文字列化し<text:span text:style-name="T63">、その結果を結合した文字列を返却する。</text:span></text:p>
      <text:h text:style-name="P79" text:outline-level="1">OrdinalSequence（序数付きシーケンス）</text:h>
      <text:p text:style-name="メソッド定義">== : <text:span text:style-name="T49">R</text:span> → Boolean</text:p>
      <text:p text:style-name="P70">第1引数で指定された値と同値で<text:span text:style-name="T118">あれば真を返却する。</text:span></text:p>
      <text:p text:style-name="メソッド定義">nth : Integer → <text:span text:style-name="T49">R</text:span></text:p>
      <text:p text:style-name="P69">第1引数で指定された位置の要素からなるシーケンスを返却する。</text:p>
      <text:p text:style-name="P86">[] : Index → <text:span text:style-name="T49">R</text:span></text:p>
      <text:p text:style-name="P55">メソッド「nth」の結果を返却する。</text:p>
      <text:p text:style-name="P87"><text:soft-page-break/>member? : <text:span text:style-name="T49">R</text:span> → Boolean</text:p>
      <text:p text:style-name="P67">第1引数のシーケンスの各要素がレシーバに含まれているかの真偽値マップを返却する。</text:p>
      <text:p text:style-name="P83">(1 | 2 | 3 | 4 | 5).member?(1 | 5 | 10) <text:span text:style-name="T61">#=&gt; (true | true | false)</text:span></text:p>
      <text:p text:style-name="メソッド定義">reverse : <text:span text:style-name="T49">R</text:span></text:p>
      <text:p text:style-name="P68">シーケンスの要素を逆順にしたシーケンスを返却する<text:span text:style-name="T117">。</text:span></text:p>
      <text:p text:style-name="メソッド定義">head : <text:span text:style-name="T49">R</text:span></text:p>
      <text:p text:style-name="P68">先頭要素からなるシーケンスを返却する<text:span text:style-name="T116">。</text:span></text:p>
      <text:p text:style-name="メソッド定義">tail : <text:span text:style-name="T49">R</text:span></text:p>
      <text:p text:style-name="P68">先頭要素を除いたシーケンスを返却する<text:span text:style-name="T116">。</text:span></text:p>
      <text:p text:style-name="メソッド定義">last : <text:span text:style-name="T49">R</text:span></text:p>
      <text:p text:style-name="P68">末尾要素からなるシーケンスを返却する<text:span text:style-name="T116">。</text:span></text:p>
      <text:p text:style-name="メソッド定義">init : <text:span text:style-name="T49">R</text:span></text:p>
      <text:p text:style-name="P68">末尾要素を除いたシーケンスを返却する<text:span text:style-name="T116">。</text:span></text:p>
      <text:p text:style-name="メソッド定義">type : <text:span text:style-name="T49">R</text:span></text:p>
      <text:p text:style-name="P55">レシーバの型を文字列として返却する<text:span text:style-name="T116">。</text:span></text:p>
      <text:h text:style-name="P80" text:outline-level="1"><text:span text:style-name="T3">Boolean（真偽値）</text:span></text:h>
      <text:p text:style-name="P13"><text:span text:style-name="T14">and</text:span> : <text:span text:style-name="T20">B</text:span>oolea<text:span text:style-name="T2">n </text:span><text:span text:style-name="T59">→</text:span><text:span text:style-name="T2"> </text:span><text:span text:style-name="T4">B</text:span>oolean</text:p>
      <text:p text:style-name="P4">レシーバと引数が共にtrueである場合、trueを返却する。それ以外の場合、falseを返却する。</text:p>
      <text:p text:style-name="P13"><text:span text:style-name="T14">or</text:span> : <text:span text:style-name="T20">B</text:span>oolea<text:span text:style-name="T2">n </text:span><text:span text:style-name="T59">→</text:span><text:span text:style-name="T2"> </text:span><text:span text:style-name="T4">B</text:span>oolean</text:p>
      <text:p text:style-name="P4">レシーバもしくは引数のどちらかがtrueである場合、trueを返却する。それ以外の場合、falseを返却する。</text:p>
      <text:p text:style-name="メソッド定義">as_boolean : Boolean</text:p>
      <text:p text:style-name="P40">レシーバ自身を返却する。</text:p>
      <text:p text:style-name="メソッド定義">as_string<text:span text:style-name="T2"> </text:span>: <text:span text:style-name="T15">S</text:span>tring</text:p>
      <text:p text:style-name="P4">レシーバの文字列表現を返却する。</text:p>
      <text:p text:style-name="メソッド定義">as_integer : <text:span text:style-name="T15">Integer</text:span></text:p>
      <text:p text:style-name="Text_20_body">レシーバの整数値表現を返却する<text:span text:style-name="T15">。</text:span></text:p>
      <text:p text:style-name="メソッド定義">as_float : Float</text:p>
      <text:p text:style-name="Text_20_body">レシーバの浮動小数点数を返却する<text:span text:style-name="T16">。</text:span></text:p>
      <text:p text:style-name="メソッド定義">as_data_expr : <text:span text:style-name="T17">DataExpr</text:span></text:p>
      <text:p text:style-name="Text_20_body">レシーバのデータ表現を返却する<text:span text:style-name="T18">。</text:span></text:p>
      <text:p text:style-name="メソッド定義"><text:soft-page-break/>not : <text:span text:style-name="T21">B</text:span>oolean</text:p>
      <text:p text:style-name="P4">レシーバがtrueであれば、falseを返却する。レシーバがfalseであれば、trueを返却する。</text:p>
      <text:p text:style-name="メソッド定義">every? : <text:span text:style-name="T21">B</text:span>oolean</text:p>
      <text:p text:style-name="Text_20_body">レシーバの要素が全て<text:span text:style-name="T19">trueであればtrueを返却する。</text:span></text:p>
      <text:p text:style-name="メソッド定義">any? : <text:span text:style-name="T21">B</text:span>oolean</text:p>
      <text:p text:style-name="P5">レシーバの要素にtrueが含まれていればtrueを返却する。</text:p>
      <text:p text:style-name="メソッド定義">one? : <text:span text:style-name="T21">B</text:span>oolean</text:p>
      <text:p text:style-name="P5">レシーバの要素数が<text:span text:style-name="T22">1であり、その要素がtrueであればtrueを返却する。</text:span></text:p>
      <text:p text:style-name="メソッド定義">none? : Boolean</text:p>
      <text:p text:style-name="Text_20_body">レシーバの要素に<text:span text:style-name="T23">trueが含まれていなければtrueを返却する。</text:span></text:p>
      <text:h text:style-name="P77" text:outline-level="1"><text:span text:style-name="T5">String（</text:span><text:span text:style-name="T2">文字列</text:span><text:span text:style-name="T5">）</text:span></text:h>
      <text:p text:style-name="P13">+ : <text:span text:style-name="T24">S</text:span>tring<text:span text:style-name="T2"> </text:span><text:span text:style-name="T59">→</text:span><text:span text:style-name="T2"> </text:span><text:span text:style-name="T6">S</text:span><text:span text:style-name="T2">tring</text:span></text:p>
      <text:p text:style-name="P4">レシーバに引数文字列を連結した結果を返却する。</text:p>
      <text:p text:style-name="メソッド定義">as_string : <text:span text:style-name="T24">S</text:span>tring</text:p>
      <text:p text:style-name="P4">レシーバ自身を返却する。</text:p>
      <text:p text:style-name="メソッド定義">as_int<text:span text:style-name="T108">eger</text:span> : <text:span text:style-name="T24">I</text:span>nteger</text:p>
      <text:p text:style-name="P4">レシーバを整数値として解釈した結果を返却する。</text:p>
      <text:p text:style-name="メソッド定義">as_float : <text:span text:style-name="T24">F</text:span>loat</text:p>
      <text:p text:style-name="P4">レシーバを浮動小数点値として解釈した結果を返却する。</text:p>
      <text:p text:style-name="メソッド定義">as_data_expr : DataExpr</text:p>
      <text:p text:style-name="Text_20_body">レシーバをデータ表現として解釈した結果を返却する<text:span text:style-name="T109">。</text:span></text:p>
      <text:p text:style-name="メソッド定義"><text:span text:style-name="T25">count</text:span> : <text:span text:style-name="T24">I</text:span>nteger</text:p>
      <text:p text:style-name="P4">文字列の長さを返却する。</text:p>
      <text:p text:style-name="P13">include? : <text:span text:style-name="T26">S</text:span>tring <text:span text:style-name="T54">→</text:span> <text:span text:style-name="T26">B</text:span>oolean</text:p>
      <text:p text:style-name="P4">レシーバが引数文字列を含む場合、trueを返却する。それ以外の場合、falseを返却する。</text:p>
      <text:p text:style-name="P13">substring : <text:span text:style-name="T26">I</text:span>nteger <text:span text:style-name="T54">→</text:span> <text:span text:style-name="T26">I</text:span>nteger <text:span text:style-name="T54">→</text:span> <text:span text:style-name="T26">S</text:span>tring</text:p>
      <text:p text:style-name="P4">レシーバの第一引数の位置から第二引数の長さまでの部分文字列を返却する。</text:p>
      <text:p text:style-name="メソッド定義">insert : Integer → String → String</text:p>
      <text:p text:style-name="P49">第<text:span text:style-name="T110">1引数に</text:span>指定された位置に第2引数で指定された文字列を挿入した文字列を返却する<text:span text:style-name="T110">。</text:span></text:p>
      <text:p text:style-name="メソッド定義">join : String</text:p>
      <text:p text:style-name="P49">レシーバを結合した文字列を返却する<text:span text:style-name="T111">。</text:span></text:p>
      <text:p text:style-name="メソッド定義"><text:soft-page-break/>join : String → String</text:p>
      <text:p text:style-name="P50">レシーバを第1引数で指定された文字列で結合した文字列を返却する<text:span text:style-name="T111">。</text:span></text:p>
      <text:p text:style-name="メソッド定義">PackageName : String</text:p>
      <text:p text:style-name="P51">パッケージ名を表すアノテーション文字列を返却する<text:span text:style-name="T112">。</text:span></text:p>
      <text:p text:style-name="メソッド定義">Editor : String</text:p>
      <text:p text:style-name="P52">編集者を表すアノテーション文字列を返却する。</text:p>
      <text:p text:style-name="メソッド定義">Tag : String</text:p>
      <text:p text:style-name="P51">タグを表すアノテーション文字列を返却する<text:span text:style-name="T112">。</text:span></text:p>
      <text:p text:style-name="メソッド定義">ScenarioName : String</text:p>
      <text:p text:style-name="P49">シナリオ名を表わすアノテーション文字列を返却する<text:span text:style-name="T113">。</text:span></text:p>
      <text:h text:style-name="Heading_20_1" text:outline-level="1"><text:span text:style-name="T115">Integer（</text:span>整数<text:span text:style-name="T115">）</text:span></text:h>
      <text:p text:style-name="P13">&gt; : <text:span text:style-name="T27">I</text:span><text:span text:style-name="T2">nteger </text:span><text:span text:style-name="T59">→</text:span><text:span text:style-name="T2"> </text:span><text:span text:style-name="T7">B</text:span><text:span text:style-name="T2">oolean</text:span></text:p>
      <text:p text:style-name="P4">レシーバが引数よりも大きい場合、trueを返却する。それ以外の場合、falseを返却する。</text:p>
      <text:p text:style-name="P13">&gt;= : <text:span text:style-name="T27">I</text:span><text:span text:style-name="T2">nteger </text:span><text:span text:style-name="T59">→</text:span><text:span text:style-name="T2"> </text:span><text:span text:style-name="T7">B</text:span><text:span text:style-name="T2">oolean</text:span></text:p>
      <text:p text:style-name="P4">レシーバが引数よりも大きいか同値である場合、trueを返却する。それ以外の場合、falseを返却する。</text:p>
      <text:p text:style-name="P13">&lt; : <text:span text:style-name="T28">I</text:span><text:span text:style-name="T2">nteger </text:span><text:span text:style-name="T59">→</text:span><text:span text:style-name="T2"> </text:span><text:span text:style-name="T8">B</text:span><text:span text:style-name="T2">oolean</text:span></text:p>
      <text:p text:style-name="P4">レシーバが引数よりも小さい場合、trueを返却する。それ以外の場合、falseを返却する。</text:p>
      <text:p text:style-name="P13">&lt;= : <text:span text:style-name="T28">I</text:span><text:span text:style-name="T2">nteger </text:span><text:span text:style-name="T59">→</text:span><text:span text:style-name="T2"> </text:span><text:span text:style-name="T8">B</text:span><text:span text:style-name="T2">oolean</text:span></text:p>
      <text:p text:style-name="P4">レシーバが引数よりも小さいか同値である場合、trueを返却する。それ以外の場合、falseを返却する。</text:p>
      <text:p text:style-name="P13">+ : <text:span text:style-name="T29">I</text:span><text:span text:style-name="T2">nteger </text:span><text:span text:style-name="T59">→</text:span><text:span text:style-name="T2"> </text:span><text:span text:style-name="T9">I</text:span><text:span text:style-name="T2">nteger</text:span></text:p>
      <text:p text:style-name="P4">レシーバに引数を加算した結果を返却する。</text:p>
      <text:p text:style-name="P13">- : <text:span text:style-name="T29">I</text:span><text:span text:style-name="T2">nteger </text:span><text:span text:style-name="T59">→</text:span><text:span text:style-name="T2"> </text:span><text:span text:style-name="T9">I</text:span><text:span text:style-name="T2">nteger</text:span></text:p>
      <text:p text:style-name="P4">レシーバに引数を減算した結果を返却する。</text:p>
      <text:p text:style-name="P13">* : <text:span text:style-name="T30">I</text:span><text:span text:style-name="T2">nteger </text:span><text:span text:style-name="T59">→</text:span><text:span text:style-name="T2"> </text:span><text:span text:style-name="T10">I</text:span><text:span text:style-name="T2">nteger</text:span></text:p>
      <text:p text:style-name="P4">レシーバに引数を乗算した結果を返却する。</text:p>
      <text:p text:style-name="P13">% : <text:span text:style-name="T31">I</text:span><text:span text:style-name="T2">nteger </text:span><text:span text:style-name="T59">→</text:span><text:span text:style-name="T2"> </text:span><text:span text:style-name="T11">I</text:span><text:span text:style-name="T2">nteger</text:span></text:p>
      <text:p text:style-name="P4">レシーバに引数を除算した結果の商を返却する。</text:p>
      <text:p text:style-name="P13">/ : <text:span text:style-name="T31">I</text:span><text:span text:style-name="T2">nteger </text:span><text:span text:style-name="T59">→</text:span><text:span text:style-name="T2"> </text:span><text:span text:style-name="T11">I</text:span><text:span text:style-name="T2">nteger</text:span></text:p>
      <text:p text:style-name="P4">レシーバに引数を除算した結果の除数を返却する。</text:p>
      <text:p text:style-name="メソッド定義">as_string : <text:span text:style-name="T32">S</text:span>tring</text:p>
      <text:p text:style-name="P4">レシーバの文字列表現を返却する。</text:p>
      <text:p text:style-name="メソッド定義"><text:soft-page-break/>as_int<text:span text:style-name="T88">eger</text:span> : <text:span text:style-name="T33">I</text:span>nteger</text:p>
      <text:p text:style-name="P4">レシーバ自身を返却する。</text:p>
      <text:p text:style-name="メソッド定義">as_float : <text:span text:style-name="T33">F</text:span>loat</text:p>
      <text:p text:style-name="P4">レシーバを浮動小数点値に変換して返却する。</text:p>
      <text:p text:style-name="メソッド定義">next : <text:span text:style-name="T33">I</text:span>nteger</text:p>
      <text:p text:style-name="P4">レシーバに1を加算した結果を返却する。</text:p>
      <text:p text:style-name="メソッド定義">prev : <text:span text:style-name="T34">I</text:span>nteger</text:p>
      <text:p text:style-name="P4">レシーバに1を減算した結果を返却する。</text:p>
      <text:p text:style-name="メソッド定義">even? : <text:span text:style-name="T34">B</text:span>oolean</text:p>
      <text:p text:style-name="P4">レシーバが偶数であれば、trueを返却する。それ以外の場合、falseを返却する。</text:p>
      <text:p text:style-name="メソッド定義">odd? : <text:span text:style-name="T34">B</text:span>oolean</text:p>
      <text:p text:style-name="P4">レシーバが奇数であれば、trueを返却する。それ以外の場合、falseを返却する。</text:p>
      <text:p text:style-name="メソッド定義">upto : Integer → Integer</text:p>
      <text:p text:style-name="P46">第1引数の値まで<text:span text:style-name="T92">1づつ加算した</text:span>数をシーケンスとして返却する。レシーバ要素が第1引数よりも小さい場合にはシーケンスに要素を加えな<text:span text:style-name="T91">い。</text:span></text:p>
      <text:p text:style-name="P81">1.upto(3) <text:span text:style-name="T90">#=&gt; (1 | 2 | 3)<text:line-break/>(1 | 2 | 3).upto(3) #=&gt; (1 | 2 | 3 | 2 | 3 | 3)<text:line-break/>1.upto(1 | 2 | 3) #=&gt; (1 | 1 | 2 | 1 | 2 | 3)<text:line-break/>(1 | 2 | 3).upto(1 | 2 | 3) #=&gt; (1 | 1 | 2 | 1 | 2 | 3 | 2 | 2 | 3 | 3)</text:span></text:p>
      <text:p text:style-name="メソッド定義">downto : Integer → Integer</text:p>
      <text:p text:style-name="P47">第1引数の値まで<text:span text:style-name="T93">1づつ原産した</text:span>数をシーケンスとして返却する。レシーバ要素が第1引数よりも小さい場合にはシーケンスに要素を加えな<text:span text:style-name="T91">い。</text:span></text:p>
      <text:p text:style-name="P82">3.downto(1) #=&gt; (3 | 2 | 1)<text:line-break/>(3 | 2 | 1).downto(1) #=&gt; (3 | 2 | 1 | 2 | 1 | 1)<text:line-break/><text:span text:style-name="T94">3.downto(3 | 2 | 1) #=&gt; (3 | 3 | 2 | 3 | 2 | 1)<text:line-break/>(3 | 2 | 1).downto(3 | 2 | 1) #=&gt; (3 | 3 | 2 | 3 | 2 | 1 | 2 | 2 | 1 | 1)</text:span></text:p>
      <text:p text:style-name="メソッド定義">max : Integer</text:p>
      <text:p text:style-name="P44">レシーバ要素の最大数からのみなるシーケンスを返却する<text:span text:style-name="T89">。</text:span></text:p>
      <text:p text:style-name="メソッド定義">min : Integer</text:p>
      <text:p text:style-name="P45">レシーバ要素の最小数からのみなるシーケンスを返却する<text:span text:style-name="T89">。</text:span></text:p>
      <text:h text:style-name="Heading_20_1" text:outline-level="1"><text:span text:style-name="T85">Float（</text:span>浮動小数点数<text:span text:style-name="T85">）</text:span></text:h>
      <text:p text:style-name="P13">&gt; : <text:span text:style-name="T35">F</text:span>loat<text:span text:style-name="T2"> </text:span><text:span text:style-name="T59">→</text:span><text:span text:style-name="T2"> </text:span><text:span text:style-name="T12">B</text:span><text:span text:style-name="T2">oolean</text:span></text:p>
      <text:p text:style-name="P4">レシーバが引数よりも大きい場合、trueを返却する。それ以外の場合、falseを返却する。</text:p>
      <text:p text:style-name="P13"><text:soft-page-break/>&gt;= : <text:span text:style-name="T35">F</text:span>loat<text:span text:style-name="T2"> </text:span><text:span text:style-name="T59">→</text:span><text:span text:style-name="T2"> </text:span><text:span text:style-name="T12">B</text:span><text:span text:style-name="T2">oolean</text:span></text:p>
      <text:p text:style-name="P4">レシーバが引数よりも大きいか同値である場合、trueを返却する。それ以外の場合、falseを返却する。</text:p>
      <text:p text:style-name="P13">&lt; : <text:span text:style-name="T35">F</text:span>loat<text:span text:style-name="T2"> </text:span><text:span text:style-name="T59">→</text:span><text:span text:style-name="T2"> </text:span><text:span text:style-name="T12">B</text:span><text:span text:style-name="T2">oolean</text:span></text:p>
      <text:p text:style-name="P4">レシーバが引数よりも小さい場合、trueを返却する。それ以外の場合、falseを返却する。</text:p>
      <text:p text:style-name="P13">&lt;= : <text:span text:style-name="T36">F</text:span>loat<text:span text:style-name="T2"> </text:span><text:span text:style-name="T59">→</text:span><text:span text:style-name="T2"> </text:span><text:span text:style-name="T13">B</text:span><text:span text:style-name="T2">oolean</text:span></text:p>
      <text:p text:style-name="P4">レシーバが引数よりも小さいか同値である場合、trueを返却する。それ以外の場合、falseを返却する。</text:p>
      <text:p text:style-name="P13">+ : <text:span text:style-name="T36">F</text:span>loat<text:span text:style-name="T2"> </text:span><text:span text:style-name="T59">→</text:span><text:span text:style-name="T2"> </text:span><text:span text:style-name="T13">F</text:span><text:span text:style-name="T2">loat</text:span></text:p>
      <text:p text:style-name="P4">レシーバに引数を加算した結果を返却する。</text:p>
      <text:p text:style-name="P13">- : <text:span text:style-name="T36">F</text:span>loat<text:span text:style-name="T2"> </text:span><text:span text:style-name="T59">→</text:span><text:span text:style-name="T2"> </text:span><text:span text:style-name="T13">F</text:span><text:span text:style-name="T2">loat</text:span></text:p>
      <text:p text:style-name="P4">レシーバに引数を減算した結果を返却する。</text:p>
      <text:p text:style-name="P13">* : <text:span text:style-name="T36">F</text:span>loat<text:span text:style-name="T2"> </text:span><text:span text:style-name="T59">→</text:span><text:span text:style-name="T2"> </text:span><text:span text:style-name="T13">F</text:span><text:span text:style-name="T2">loat</text:span></text:p>
      <text:p text:style-name="P4">レシーバに引数を乗算した結果を返却する。</text:p>
      <text:p text:style-name="P13">% : <text:span text:style-name="T36">F</text:span>loat<text:span text:style-name="T2"> </text:span><text:span text:style-name="T59">→</text:span><text:span text:style-name="T2"> </text:span><text:span text:style-name="T13">F</text:span><text:span text:style-name="T2">loat</text:span></text:p>
      <text:p text:style-name="P4">レシーバに引数を除算した結果の商を返却する。</text:p>
      <text:p text:style-name="P13">/ : float<text:span text:style-name="T2"> </text:span><text:span text:style-name="T59">→</text:span><text:span text:style-name="T2"> float</text:span></text:p>
      <text:p text:style-name="P4">レシーバに引数を除算した結果の除数を返却する。</text:p>
      <text:p text:style-name="メソッド定義">as_string : <text:span text:style-name="T37">S</text:span>tring</text:p>
      <text:p text:style-name="P4">レシーバの文字列表現を返却する。</text:p>
      <text:p text:style-name="メソッド定義">as_int<text:span text:style-name="T86">eger</text:span> : <text:span text:style-name="T38">I</text:span>nteger</text:p>
      <text:p text:style-name="P4">レシーバを正数値に変換した結果を返却する。</text:p>
      <text:p text:style-name="メソッド定義">as_float : <text:span text:style-name="T38">F</text:span>loat</text:p>
      <text:p text:style-name="P4">レシーバを自身を返却する。</text:p>
      <text:p text:style-name="メソッド定義">sin : Float</text:p>
      <text:p text:style-name="P4">レシーバの正弦関数の値をラジアンで返却する<text:span text:style-name="T87">。</text:span></text:p>
      <text:p text:style-name="メソッド定義">cos : Float</text:p>
      <text:p text:style-name="P4">レシーバの余弦関数の値をラジアンで返却する。</text:p>
      <text:p text:style-name="メソッド定義">abs : Float</text:p>
      <text:p text:style-name="P4">各レシーバ要素が絶対値からなるシーケンスを返却する。</text:p>
      <text:h text:style-name="P73" text:outline-level="1"><text:span text:style-name="T98">RuleExpr（</text:span>ルール表現型<text:span text:style-name="T98">）</text:span></text:h>
      <text:p text:style-name="P13">param : <text:span text:style-name="T39">P</text:span>arameter<text:span text:style-name="T40">Set</text:span> <text:span text:style-name="T54">→</text:span> <text:span text:style-name="T39">R</text:span>ule<text:span text:style-name="T39">E</text:span>xpr</text:p>
      <text:p text:style-name="P4">レシーバに引数をパラメータとして設定した結果を返却する。</text:p>
      <text:p text:style-name="メソッド定義"><text:soft-page-break/>as_string : <text:span text:style-name="T41">S</text:span>tring</text:p>
      <text:p text:style-name="P4">レシーバの文字列表現を返却する。</text:p>
      <text:p text:style-name="メソッド定義">input_tickets : TicketExpr</text:p>
      <text:p text:style-name="P48">レシーバの持つ入力チケット条件を返却する<text:span text:style-name="T103">。</text:span></text:p>
      <text:p text:style-name="メソッド定義">output_tickets : TicketExpr</text:p>
      <text:p text:style-name="P48">レシーバの持つ出力チケット条件を返却する<text:span text:style-name="T104">。</text:span></text:p>
      <text:p text:style-name="メソッド定義">==&gt; : TicketExpr → RuleExpr</text:p>
      <text:p text:style-name="P48">レシーバに第1引数で指定されたチケット表現を出力チケット条件として加えたルール表現を返却する<text:span text:style-name="T105">。</text:span></text:p>
      <text:p text:style-name="メソッド定義">&gt;&gt;&gt; : <text:span text:style-name="T106">Rule</text:span>Expr → RuleExpr</text:p>
      <text:p text:style-name="P48">レシーバと第1引数で指定されたルール表現を無名チケットで結合した結果をシーケンスに結合して返却する<text:span text:style-name="T107">。</text:span></text:p>
      <text:h text:style-name="Heading_20_1" text:outline-level="1">PackageExpr（パッケージ表現）</text:h>
      <text:p text:style-name="メソッド定義">editor : String → PackageExpr</text:p>
      <text:p text:style-name="P64">第1引数の文字列を編集者名に設定する。</text:p>
      <text:p text:style-name="メソッド定義">tag : String → PackageExpr</text:p>
      <text:p text:style-name="P61">第1引数の文字列をタグに設定する<text:span text:style-name="T99">。</text:span></text:p>
      <text:p text:style-name="メソッド定義">param : ParameterSet</text:p>
      <text:p text:style-name="P62">パッケージパラメータを取得する<text:span text:style-name="T100">。</text:span></text:p>
      <text:p text:style-name="メソッド定義">param : ParameterSet → PackageExpr</text:p>
      <text:p text:style-name="P65">第1引数のパラメータをパッケージパラメータとして設定したパッケージを返却する<text:span text:style-name="T102">。</text:span></text:p>
      <text:p text:style-name="メソッド定義">rule : RuleExpr → RuleExpr</text:p>
      <text:p text:style-name="P63"><text:span text:style-name="T101">レシーバのパッケージに属する</text:span>第<text:span text:style-name="T101">1引数で指定したルール表現を取得する。</text:span></text:p>
      <text:p text:style-name="メソッド定義">Parent : PackageExpr</text:p>
      <text:p text:style-name="P62">レシーバを親パッケージと解釈するアノテーションを設定する<text:span text:style-name="T100">。</text:span></text:p>
      <text:h text:style-name="Heading_20_1" text:outline-level="1"><text:span text:style-name="T65">DataExpr（</text:span>データ表現<text:span text:style-name="T65">）</text:span></text:h>
      <text:p text:style-name="メソッド定義"><text:span text:style-name="T66">file</text:span> : <text:span text:style-name="T42">D</text:span>ata<text:span text:style-name="T42">E</text:span>xpr</text:p>
      <text:p text:style-name="P4">レシーバをall解釈に設定した結果を返却する。</text:p>
      <text:p text:style-name="メソッド定義"><text:span text:style-name="T66">file</text:span>? : <text:span text:style-name="T43">B</text:span>oolean</text:p>
      <text:p text:style-name="P4">レシーバがall解釈を採る場合、trueを返却する。それ以外の場合、falseを返却する。</text:p>
      <text:p text:style-name="メソッド定義">stdout : <text:span text:style-name="T43">D</text:span>ata<text:span text:style-name="T43">E</text:span>xpr</text:p>
      <text:p text:style-name="P4">レシーバを標準出力モードに設定した結果を返却する。</text:p>
      <text:p text:style-name="メソッド定義"><text:soft-page-break/>stdout? : <text:span text:style-name="T43">B</text:span>oolean</text:p>
      <text:p text:style-name="P4">レシーバがstdoutモードである場合、trueを返却する。それ以外の場合、falseを返却する。</text:p>
      <text:p text:style-name="メソッド定義">stderr <text:s/>: DataExpr</text:p>
      <text:p text:style-name="P24">レシーバを標準エラーモードに設定した結果を返却する。</text:p>
      <text:p text:style-name="メソッド定義">stderr? : DataExpr</text:p>
      <text:p text:style-name="P24">レシーバがst<text:span text:style-name="T68">derr</text:span>モードである場合、trueを返却する。それ以外の場合、falseを返却する。</text:p>
      <text:p text:style-name="メソッド定義">neglect : DataExpr</text:p>
      <text:p text:style-name="P31">レシーバを時間比較無効に設定した結果を返却する。</text:p>
      <text:p text:style-name="メソッド定義">neglect? : Boolean</text:p>
      <text:p text:style-name="P25">レシーバが時間比較無効である場合、trueを返却する。それ以外の場合、falseを返却する。</text:p>
      <text:p text:style-name="メソッド定義">care : DataExpr</text:p>
      <text:p text:style-name="P32">レシーバを時間比較有効に設定した結果を返却する。</text:p>
      <text:p text:style-name="メソッド定義">care? : Boolean</text:p>
      <text:p text:style-name="P26">レシーバが時間比較有効である場合、trueを返却する。それ以外の場合、falseを返却する。</text:p>
      <text:p text:style-name="メソッド定義">write : DataExpr</text:p>
      <text:p text:style-name="P33">レシーバを<text:span text:style-name="T69">write操作</text:span>に設定した結果を返却する。</text:p>
      <text:p text:style-name="メソッド定義">write? : Boolean</text:p>
      <text:p text:style-name="P27">レシーバが<text:span text:style-name="T69">write操作</text:span>である場合、trueを返却する。それ以外の場合、falseを返却する。</text:p>
      <text:p text:style-name="メソッド定義">remove : DataExpr</text:p>
      <text:p text:style-name="P34">レシーバを<text:span text:style-name="T70">remove操作</text:span>に設定した結果を返却する。</text:p>
      <text:p text:style-name="メソッド定義">remove? : Boolean</text:p>
      <text:p text:style-name="P28">レシーバが<text:span text:style-name="T71">remove操作</text:span>である場合、trueを返却する。それ以外の場合、falseを返却する。</text:p>
      <text:p text:style-name="メソッド定義">touch : DataExpr</text:p>
      <text:p text:style-name="P35">レシーバを<text:span text:style-name="T72">touch操作</text:span>に設定した結果を返却する。</text:p>
      <text:p text:style-name="メソッド定義">touch? : Boolean</text:p>
      <text:p text:style-name="P29">レシーバが<text:span text:style-name="T73">touch操作</text:span>である場合、trueを返却する。それ以外の場合、falseを返却する。</text:p>
      <text:p text:style-name="P13">except : <text:span text:style-name="T43">D</text:span>ata<text:span text:style-name="T43">E</text:span>xpr <text:span text:style-name="T54">→</text:span> <text:span text:style-name="T43">D</text:span>ata<text:span text:style-name="T43">E</text:span>xpr</text:p>
      <text:p text:style-name="P4">レシーバの表現に対して引数のデータ表現を例外として設定した結果を返却する。</text:p>
      <text:p text:style-name="メソッド定義">exceptions : DataExpr</text:p>
      <text:p text:style-name="P30">レシーバに設定されて<text:span text:style-name="T74">いる全ての例外表現を返却する。</text:span></text:p>
      <text:p text:style-name="メソッド定義">or : DataExpr → DataExpr</text:p>
      <text:p text:style-name="P36">メソッド<text:span text:style-name="T75">「|」の結果を返却する。</text:span></text:p>
      <text:p text:style-name="P85"><text:soft-page-break/>match : String → String</text:p>
      <text:p text:style-name="P57">第<text:span text:style-name="T78">1引数の文字列のシーケンスのうち、レシーバの</text:span>データ表現にマッチした文字列を返却する<text:span text:style-name="T77">。</text:span></text:p>
      <text:p text:style-name="P84">match? : String → Boolean</text:p>
      <text:p text:style-name="P56"><text:span text:style-name="T76">第1引数の文字列のシーケンスの各要素をレシーバの</text:span>データ表現にマッチしたかを表す真偽値にマップした結果を返却する<text:span text:style-name="T79">。</text:span></text:p>
      <text:p text:style-name="メソッド定義">as_string : <text:span text:style-name="T44">S</text:span>tring</text:p>
      <text:p text:style-name="P4">レシーバの文字列表現を返却する。</text:p>
      <text:p text:style-name="メソッド定義">accept_nonexistence? : Boolean</text:p>
      <text:p text:style-name="P39">データ不存在を許容する場合真を返却する。<text:span text:style-name="T67">それ以外の場合、偽を返却する。</text:span></text:p>
      <text:p text:style-name="メソッド定義">suffix : DataExpr → DataExpr</text:p>
      <text:p text:style-name="Text_20_body">レシーバを第<text:span text:style-name="T80">1引数で指定した拡張子に変更したデータ表現を返却する。</text:span></text:p>
      <text:p text:style-name="メソッド定義">suffix : String → DataExpr</text:p>
      <text:p text:style-name="P37">レシーバを第<text:span text:style-name="T80">1引数で指定した拡張子に変更したデータ表現を返却する。</text:span></text:p>
      <text:p text:style-name="メソッド定義">join : String → String</text:p>
      <text:p text:style-name="Text_20_body">レシーバを第1引数で指定した結合文字で連結した文字列を返却する<text:span text:style-name="T81">。</text:span></text:p>
      <text:p text:style-name="メソッド定義">join : String</text:p>
      <text:p text:style-name="P38">レシーバを連結した文字列を返却する<text:span text:style-name="T81">。</text:span></text:p>
      <text:h text:style-name="Heading_20_1" text:outline-level="1">Feature（特性）</text:h>
      <text:p text:style-name="メソッド定義">&amp; : Feature → <text:span text:style-name="T82">FeatureExpr</text:span></text:p>
      <text:p text:style-name="P43">特性の&amp;結合を行なった結果を返却する。</text:p>
      <text:p text:style-name="メソッド定義">match : Feature → Boolean</text:p>
      <text:p text:style-name="P42">レシーバが要求式かつ<text:span text:style-name="T83">第1引数が提供式であり、かつその応答判断が真である場合に真を返却する。それ以外の場合、偽を返却する。</text:span></text:p>
      <text:p text:style-name="メソッド定義">as_string : String</text:p>
      <text:p text:style-name="Text_20_body">レシーバの文字列表現を返却する<text:span text:style-name="T84">。</text:span></text:p>
      <text:h text:style-name="Heading_20_1" text:outline-level="1">TicketExpr（チケット表現）</text:h>
      <text:p text:style-name="メソッド定義">==&gt; : RuleExpr → RuleExpr</text:p>
      <text:p text:style-name="P66">第<text:span text:style-name="T114">1引数で指定されたルール表現に入力チケット条件を追加したルール表現を返却する。</text:span></text:p>
      <text:p text:style-name="メソッド定義">as_string : String</text:p>
      <text:p text:style-name="P54">レシーバを文字列化する<text:span text:style-name="T47">。</text:span></text:p>
      <text:h text:style-name="Heading_20_1" text:outline-level="1"><text:soft-page-break/><text:span text:style-name="T45">ParameterSet（</text:span>パラメータセット<text:span text:style-name="T46">）</text:span></text:h>
      <text:p text:style-name="P13">+ : ParameterSet <text:span text:style-name="T54">→</text:span> ParameterSet</text:p>
      <text:p text:style-name="P6">パラメータセットを合成する。</text:p>
      <text:p text:style-name="メソッド定義">as_string : String</text:p>
      <text:p text:style-name="P4">レシーバを文字列化する<text:span text:style-name="T47">。</text:span></text:p>
      <text:h text:style-name="P78" text:outline-level="1">KeyedSequence<text:span text:style-name="T95">（キー付きシーケンス）</text:span></text:h>
      <text:p text:style-name="メソッド定義">keys : <text:span text:style-name="T49">I</text:span></text:p>
      <text:p text:style-name="P58">全てのキーを返却する<text:span text:style-name="T97">。</text:span></text:p>
      <text:p text:style-name="メソッド定義">values : <text:span text:style-name="T49">E</text:span></text:p>
      <text:p text:style-name="P59">全ての値を返却する<text:span text:style-name="T97">。</text:span></text:p>
      <text:p text:style-name="メソッド定義">[] : <text:span text:style-name="T49">I</text:span> → <text:span text:style-name="T49">E</text:span></text:p>
      <text:p text:style-name="P59">キーを指定して対応する値を取得する<text:span text:style-name="T97">。</text:span></text:p>
      <text:p text:style-name="メソッド定義">textize : String</text:p>
      <text:p text:style-name="P59">レシーバを文字列化する<text:span text:style-name="T96">。</text:span></text:p>
      <text:p text:style-name="P59"/>
      <text:p text:style-name="P60">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eiryo" svg:font-family="Meiryo, 'Hiragino Kaku Gothic Pro', 'MS Gothic', Osaka, sans-serif"/>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VL ゴシック" svg:font-family="'VL 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99ccff"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メソッド定義" style:family="paragraph" style:parent-style-name="Heading_20_2" style:next-style-name="Text_20_body" style:default-outline-level="" style:list-style-name="" style:master-page-name="">
      <style:paragraph-properties fo:margin-top="0.12cm" fo:margin-bottom="0.21cm" style:contextual-spacing="false" style:page-number="auto"/>
      <style:text-properties style:font-name="VL ゴシック" fo:font-family="'VL ゴシック'" style:font-style-name="太字" style:font-family-generic="modern" style:font-pitch="fixed" style:font-name-asian="VL ゴシック" style:font-family-asian="'VL ゴシック'" style:font-style-name-asian="太字" style:font-family-generic-asian="modern" style:font-pitch-asian="fixe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e83a8" style:language-asian="ja" style:country-asian="JP"/>
    </style:style>
    <style:style style:name="MP2" style:family="paragraph" style:parent-style-name="Header">
      <style:text-properties style:language-asian="ja" style:country-asian="JP"/>
    </style:style>
    <style:style style:name="MT1" style:family="text">
      <style:text-properties officeooo:rsid="00206dc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ONEメソッド一覧</text:span><text:tab/><text:tab/></text:p>
        <text:p text:style-name="MP2"><text:tab/><text:tab/>㈱なうデータ研究所</text:p>
      </style:header>
      <style:footer>
        <text:p text:style-name="Footer"><text:tab/>－<text:page-number text:select-page="current">11</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23H21M6S</meta:editing-duration>
    <meta:editing-cycles>4244</meta:editing-cycles>
    <meta:generator>LibreOffice/4.2.7.2$Linux_X86_64 LibreOffice_project/420m0$Build-2</meta:generator>
    <dc:date>2014-12-17T18:29:15.292407010</dc:date>
    <meta:print-date>2012-07-17T21:47:12.15</meta:print-date>
    <dc:creator>keita</dc:creator>
    <meta:document-statistic meta:table-count="0" meta:image-count="0" meta:object-count="0" meta:page-count="11" meta:paragraph-count="314" meta:word-count="4672" meta:character-count="7556" meta:non-whitespace-character-count="6966"/>
    <meta:user-defined meta:name="Info 1"/>
    <meta:user-defined meta:name="Info 2"/>
    <meta:user-defined meta:name="Info 3"/>
    <meta:user-defined meta:name="Info 4"/>
  </office:meta>
</office:document-meta>
</file>